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style="italic" style:font-size-asian="12pt" style:font-style-asian="italic" style:font-name-complex="Arial1" style:font-size-complex="12pt" style:font-style-complex="italic"/>
    </style:style>
    <style:style style:name="P2" style:family="paragraph" style:parent-style-name="Standard">
      <style:text-properties style:font-name="Arial" fo:font-size="12pt" fo:font-style="italic" style:text-underline-style="solid" style:text-underline-width="auto" style:text-underline-color="font-color" fo:font-weight="bold" style:font-size-asian="12pt" style:font-style-asian="italic" style:font-weight-asian="bold" style:font-name-complex="Arial1" style:font-size-complex="12pt" style:font-style-complex="italic"/>
    </style:style>
    <style:style style:name="P3" style:family="paragraph" style:parent-style-name="Standard">
      <style:text-properties style:font-name="Arial" fo:font-size="14pt" fo:font-style="italic" style:font-size-asian="14pt" style:font-style-asian="italic" style:font-name-complex="Arial1" style:font-size-complex="14pt" style:font-style-complex="italic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style="italic" style:text-underline-style="solid" style:text-underline-width="auto" style:text-underline-color="font-color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P6" style:family="paragraph" style:parent-style-name="List_20_Paragraph" style:list-style-name="WWNum2">
      <style:text-properties style:font-name="Arial" fo:font-size="12pt" fo:font-style="italic" style:font-size-asian="12pt" style:font-style-asian="italic" style:font-name-complex="Arial1" style:font-size-complex="12pt" style:font-style-complex="italic"/>
    </style:style>
    <style:style style:name="T1" style:family="text">
      <style:text-properties style:font-name="Arial" fo:font-size="12pt" style:font-size-asian="12pt" style:font-name-complex="Arial1" style:font-size-complex="12pt"/>
    </style:style>
    <style:style style:name="T2" style:family="text">
      <style:text-properties style:font-name="Arial" fo:font-size="12pt" officeooo:rsid="00174cbb" style:font-size-asian="12pt" style:font-name-complex="Arial1" style:font-size-complex="12pt"/>
    </style:style>
    <style:style style:name="T3" style:family="text">
      <style:text-properties officeooo:rsid="0018ec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YECTO CINE</text:p>
      <text:p text:style-name="P3"/>
      <text:p text:style-name="P1">Este proyecto se diseña en base al pedido del propietario de dicho cine.</text:p>
      <text:p text:style-name="P1">Sabemos que:</text:p>
      <text:p text:style-name="P1">*es para una sola sucursal. <text:s/>Con posibilidades de abrir otras sucursales.</text:p>
      <text:p text:style-name="P1">*con 3 salas.</text:p>
      <text:p text:style-name="P1">*todas las funciones se cobra el mismo valor.</text:p>
      <text:p text:style-name="P1">*y se proyectan diferentes películas.</text:p>
      <text:p text:style-name="P1"/>
      <text:p text:style-name="P2">Cine:</text:p>
      <text:p text:style-name="P1">Nombre.</text:p>
      <text:p text:style-name="P1">Dirección.</text:p>
      <text:p text:style-name="P1">Fecha de inauguración.</text:p>
      <text:p text:style-name="P1">Link para permitir la conexión y realizar ventas por internet.</text:p>
      <text:p text:style-name="P1"/>
      <text:p text:style-name="P2">Cada sala consta de:</text:p>
      <text:list xml:id="list9122582948720735644" text:style-name="WWNum2">
        <text:list-item>
          <text:p text:style-name="P6">Capacidad de la sala o sea cuantas butacas tiene. </text:p>
        </text:list-item>
        <text:list-item>
          <text:p text:style-name="P6">Película que se proyecta.</text:p>
        </text:list-item>
        <text:list-item>
          <text:p text:style-name="P6">Valor de la entrada.</text:p>
        </text:list-item>
      </text:list>
      <text:p text:style-name="P1"/>
      <text:p text:style-name="P2">Película: </text:p>
      <text:p text:style-name="P1">Nombre.</text:p>
      <text:p text:style-name="P1">Titulo original.</text:p>
      <text:p text:style-name="P1">Duración.</text:p>
      <text:p text:style-name="P1">Fecha de ingreso.</text:p>
      <text:p text:style-name="P1">Año de estreno.</text:p>
      <text:p text:style-name="P2"><text:soft-page-break/>Función:</text:p>
      <text:p text:style-name="P1"><text:span text:style-name="T3">Días</text:span> de la semana.</text:p>
      <text:p text:style-name="P1">Duración.</text:p>
      <text:p text:style-name="P1">Función hora.</text:p>
      <text:p text:style-name="P1">Hora de venta.</text:p>
      <text:p text:style-name="P1">Precio cobrado.</text:p>
      <text:p text:style-name="P1">Entrada numero o ticket.</text:p>
      <text:p text:style-name="P1">Y registrar si se anulo la venta.</text:p>
      <text:p text:style-name="P1">Saber si hay disponibilidad.</text:p>
      <text:p text:style-name="P1">Capacidad de la sala.</text:p>
      <text:p text:style-name="P1">Película que se esta proyectando en el momento que se consulte.</text:p>
      <text:p text:style-name="P1"/>
      <text:p text:style-name="P2">Pedido de datos</text:p>
      <text:p text:style-name="P1">1 posibilidad: Cuando comienza la película saber el monto recaudado de ese horario y de esa película.</text:p>
      <text:p text:style-name="P1">2 posibilidad: Cuando el titular lo requiera se pueda dar el monto recaudado hasta ese momento de todas las salas.</text:p>
      <text:p text:style-name="P1">Saber si quedan butacas sin vender. Esto va a servir para evaluar si la película sigue en cartelera o no.</text:p>
      <text:p text:style-name="P1"/>
      <text:p text:style-name="P2">Ventas</text:p>
      <text:p text:style-name="P1">Se muestra cartelera con <text:s/>horarios:</text:p>
      <text:p text:style-name="P1"><text:tab/><text:tab/><text:tab/><text:tab/>Películas.</text:p>
      <text:p text:style-name="P1"><text:tab/><text:tab/><text:tab/><text:tab/>Precio de entrada.</text:p>
      <text:p text:style-name="P2"/>
      <text:p text:style-name="P2"/>
      <text:p text:style-name="P2"><text:soft-page-break/>Precios de entrada</text:p>
      <text:p text:style-name="P4"><text:span text:style-name="T1">Tener en cuenta que puede sufrir cambios 1-</text:span><text:span text:style-name="T2">Promoción.</text:span></text:p>
      <text:p text:style-name="P1"><text:tab/><text:tab/><text:tab/><text:tab/><text:tab/><text:tab/> <text:s text:c="4"/>2-Aumento.<text:tab/></text:p>
      <text:p text:style-name="P1"><text:tab/><text:tab/><text:tab/><text:tab/></text:p>
      <text:p text:style-name="P1">Las ventas se efectúan por ventanilla y <text:s/>on line.</text:p>
      <text:p text:style-name="P1"/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A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A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editing-cycles>12</meta:editing-cycles>
    <meta:creation-date>2017-10-20T02:43:00</meta:creation-date>
    <dc:date>2017-10-20T15:37:02.830764507</dc:date>
    <meta:editing-duration>PT59M21S</meta:editing-duration>
    <meta:generator>LibreOffice/5.2.7.2$Linux_X86_64 LibreOffice_project/20m0$Build-2</meta:generator>
    <meta:document-statistic meta:table-count="0" meta:image-count="0" meta:object-count="0" meta:page-count="3" meta:paragraph-count="46" meta:word-count="229" meta:character-count="1367" meta:non-whitespace-character-count="115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